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text-properties style:font-name="Arial" fo:font-style="italic" officeooo:rsid="0018166b" officeooo:paragraph-rsid="0018166b" style:font-style-asian="italic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text-properties style:font-name="Arial" fo:font-style="italic" officeooo:rsid="0019227a" officeooo:paragraph-rsid="0019227a" style:font-style-asian="italic" style:font-name-complex="Arial"/>
    </style:style>
    <style:style style:name="P11" style:family="paragraph" style:parent-style-name="Heading_20_1">
      <style:text-properties fo:font-size="12pt" style:font-size-asian="12pt"/>
    </style:style>
    <style:style style:name="P12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1728f5"/>
    </style:style>
    <style:style style:name="T4" style:family="text">
      <style:text-properties officeooo:rsid="0019227a"/>
    </style:style>
    <style:style style:name="T5" style:family="text">
      <style:text-properties officeooo:rsid="001ad2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1" text:outline-level="1">Actor</text:h>
          </table:table-cell>
          <table:table-cell table:style-name="Tabla1.B1" table:number-columns-spanned="4" office:value-type="string">
            <text:h text:style-name="Heading_20_3" text:outline-level="3"><text:span text:style-name="T3">Temporizador</text:span> 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<text:span text:style-name="T4">ACT_8</text:span>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6">Dispositivo encargado <text:span text:style-name="T4">que comprueba</text:span>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Mide el tiempo en minu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Administrador:Se encarga del correcto funcionamiento del dispositivo.</text:p>
            <text:p text:style-name="P10">Encargado: <text:span text:style-name="T5">Se encarga de redistribuir los paquetes cuyo tiempo de espera del paquete en la oficin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>&lt;&lt; Esta línea se podría repetir para mantener una historia de cambios en la descripción del actor &gt;&gt;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7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7"/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7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7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7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8:25:13.897097696</dc:date>
    <meta:editing-cycles>6</meta:editing-cycles>
    <meta:editing-duration>PT5M33S</meta:editing-duration>
    <meta:generator>LibreOffice/5.4.5.1$Linux_X86_64 LibreOffice_project/40m0$Build-1</meta:generator>
    <meta:document-statistic meta:table-count="3" meta:image-count="0" meta:object-count="0" meta:page-count="1" meta:paragraph-count="23" meta:word-count="121" meta:character-count="782" meta:non-whitespace-character-count="681"/>
  </office:meta>
</office:document-meta>
</file>